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9.ttf" manifest:media-type="application/x-font-ttf"/>
  <manifest:file-entry manifest:full-path="Fonts/font20.ttf" manifest:media-type="application/x-font-ttf"/>
  <manifest:file-entry manifest:full-path="Fonts/font19.ttf" manifest:media-type="application/x-font-ttf"/>
  <manifest:file-entry manifest:full-path="Fonts/font18.ttf" manifest:media-type="application/x-font-ttf"/>
  <manifest:file-entry manifest:full-path="Fonts/font17.ttf" manifest:media-type="application/x-font-ttf"/>
  <manifest:file-entry manifest:full-path="Fonts/font12.ttf" manifest:media-type="application/x-font-ttf"/>
  <manifest:file-entry manifest:full-path="Fonts/font11.ttf" manifest:media-type="application/x-font-ttf"/>
  <manifest:file-entry manifest:full-path="Fonts/font10.ttf" manifest:media-type="application/x-font-ttf"/>
  <manifest:file-entry manifest:full-path="Fonts/font13.ttf" manifest:media-type="application/x-font-ttf"/>
  <manifest:file-entry manifest:full-path="Fonts/font14.ttf" manifest:media-type="application/x-font-ttf"/>
  <manifest:file-entry manifest:full-path="Fonts/font15.ttf" manifest:media-type="application/x-font-ttf"/>
  <manifest:file-entry manifest:full-path="Fonts/font16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EC000000BA11B959635E37F0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Inconsolata" svg:font-family="Inconsolata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Arial" svg:font-family="Arial" style:font-family-generic="swiss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Open Sans" svg:font-family="'Open Sans'" style:font-adornments="Normal" style:font-family-generic="swiss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  <svg:font-face-uri xlink:href="Fonts/font19.ttf" xlink:type="simple">
          <svg:font-face-format svg:string="truetype"/>
        </svg:font-face-uri>
      </svg:font-face-src>
    </style:font-face>
    <style:font-face style:name="Open Sans Condensed1" svg:font-family="'Open Sans Condensed'" style:font-family-generic="swiss" style:font-pitch="variable">
      <svg:font-face-src>
        <svg:font-face-uri xlink:href="Fonts/font20.ttf" xlink:type="simple">
          <svg:font-face-format svg:string="truetype"/>
        </svg:font-face-uri>
      </svg:font-face-src>
    </style:font-face>
    <style:font-face style:name="Open Sans Condensed" svg:font-family="'Open Sans Condensed'" style:font-adornments="Negrita" style:font-family-generic="swiss" style:font-pitch="variable">
      <svg:font-face-src>
        <svg:font-face-uri xlink:href="Fonts/font20.ttf" xlink:type="simple">
          <svg:font-face-format svg:string="truetype"/>
        </svg:font-face-uri>
      </svg:font-face-src>
    </style:font-face>
    <style:font-face style:name="Open Sans Condensed Light" svg:font-family="'Open Sans Condensed Light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s" fo:country="ES" officeooo:rsid="0007751e"/>
    </style:style>
    <style:style style:name="P2" style:family="paragraph" style:parent-style-name="Standard">
      <style:text-properties style:font-name="Arial" fo:language="es" fo:country="ES" officeooo:rsid="002386bc" officeooo:paragraph-rsid="002386bc"/>
    </style:style>
    <style:style style:name="P3" style:family="paragraph" style:parent-style-name="Standard">
      <style:text-properties officeooo:rsid="00139029" officeooo:paragraph-rsid="00139029"/>
    </style:style>
    <style:style style:name="P4" style:family="paragraph" style:parent-style-name="Standard">
      <style:text-properties style:font-name="Open Sans Condensed1" officeooo:rsid="00161ccd" officeooo:paragraph-rsid="00161ccd"/>
    </style:style>
    <style:style style:name="P5" style:family="paragraph" style:parent-style-name="Standard">
      <style:text-properties officeooo:rsid="002386bc" officeooo:paragraph-rsid="002386bc"/>
    </style:style>
    <style:style style:name="P6" style:family="paragraph" style:parent-style-name="Standard">
      <style:text-properties officeooo:paragraph-rsid="002a74d0"/>
    </style:style>
    <style:style style:name="P7" style:family="paragraph" style:parent-style-name="Standard">
      <style:text-properties style:font-name="Inconsolata" officeooo:rsid="002a74d0" officeooo:paragraph-rsid="002a74d0"/>
    </style:style>
    <style:style style:name="P8" style:family="paragraph" style:parent-style-name="Text_20_body">
      <style:text-properties officeooo:paragraph-rsid="0026663d"/>
    </style:style>
    <style:style style:name="P9" style:family="paragraph" style:parent-style-name="Text_20_body">
      <style:text-properties fo:font-style="normal" officeooo:paragraph-rsid="0026663d" style:font-style-asian="normal" style:font-style-complex="normal"/>
    </style:style>
    <style:style style:name="P10" style:family="paragraph" style:parent-style-name="Text_20_body">
      <style:text-properties fo:font-style="normal" style:text-underline-style="none" officeooo:rsid="0026663d" officeooo:paragraph-rsid="0026663d" style:font-style-asian="normal" style:font-style-complex="normal"/>
    </style:style>
    <style:style style:name="P11" style:family="paragraph" style:parent-style-name="Text_20_body">
      <style:text-properties officeooo:paragraph-rsid="002719e7"/>
    </style:style>
    <style:style style:name="P12" style:family="paragraph" style:parent-style-name="Text_20_body">
      <style:text-properties officeooo:rsid="00297b3a" officeooo:paragraph-rsid="00297b3a"/>
    </style:style>
    <style:style style:name="P13" style:family="paragraph" style:parent-style-name="Text_20_body">
      <style:text-properties officeooo:paragraph-rsid="00297b3a"/>
    </style:style>
    <style:style style:name="P14" style:family="paragraph" style:parent-style-name="Text_20_body">
      <style:text-properties officeooo:rsid="002a74d0" officeooo:paragraph-rsid="002a74d0"/>
    </style:style>
    <style:style style:name="P15" style:family="paragraph" style:parent-style-name="Text_20_body">
      <style:text-properties style:font-name="Inconsolata" fo:font-style="normal" style:text-underline-style="none" officeooo:rsid="002719e7" officeooo:paragraph-rsid="002719e7" style:font-style-asian="normal" style:font-style-complex="normal"/>
    </style:style>
    <style:style style:name="P16" style:family="paragraph" style:parent-style-name="Standard" style:list-style-name="L1">
      <style:text-properties officeooo:rsid="002386bc" officeooo:paragraph-rsid="002386bc"/>
    </style:style>
    <style:style style:name="P17" style:family="paragraph" style:parent-style-name="Standard" style:list-style-name="L1">
      <style:text-properties officeooo:rsid="002386bc" officeooo:paragraph-rsid="00257c6e"/>
    </style:style>
    <style:style style:name="P18" style:family="paragraph" style:parent-style-name="Text_20_body" style:list-style-name="L2">
      <style:text-properties officeooo:paragraph-rsid="002719e7"/>
    </style:style>
    <style:style style:name="P19" style:family="paragraph" style:parent-style-name="Text_20_body" style:list-style-name="L2">
      <style:text-properties style:font-name="Inconsolata" fo:font-style="normal" style:text-underline-style="none" officeooo:rsid="0026663d" officeooo:paragraph-rsid="0026663d" style:font-style-asian="normal" style:font-style-complex="normal"/>
    </style:style>
    <style:style style:name="P20" style:family="paragraph" style:parent-style-name="Text_20_body" style:list-style-name="L2">
      <style:text-properties style:font-name="Inconsolata" fo:font-style="normal" officeooo:paragraph-rsid="002719e7" style:font-style-asian="normal" style:font-style-complex="normal"/>
    </style:style>
    <style:style style:name="P21" style:family="paragraph" style:parent-style-name="Text_20_body" style:list-style-name="L3">
      <style:text-properties fo:font-style="normal" style:text-underline-style="none" officeooo:rsid="0026663d" officeooo:paragraph-rsid="0026663d" style:font-style-asian="normal" style:font-style-complex="normal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3">
      <style:text-properties officeooo:rsid="002719e7" officeooo:paragraph-rsid="002719e7"/>
    </style:style>
    <style:style style:name="P24" style:family="paragraph" style:parent-style-name="Heading_20_3">
      <style:paragraph-properties fo:break-before="page"/>
    </style:style>
    <style:style style:name="T1" style:family="text">
      <style:text-properties style:font-name="Open Sans Condensed1"/>
    </style:style>
    <style:style style:name="T2" style:family="text">
      <style:text-properties style:font-name="Open Sans Condensed1" officeooo:rsid="0022ebeb"/>
    </style:style>
    <style:style style:name="T3" style:family="text">
      <style:text-properties style:font-name="Open Sans Condensed1" officeooo:rsid="002a74d0"/>
    </style:style>
    <style:style style:name="T4" style:family="text">
      <style:text-properties style:font-name="Open Sans Condensed1" officeooo:rsid="002e5b2a"/>
    </style:style>
    <style:style style:name="T5" style:family="text">
      <style:text-properties officeooo:rsid="002386bc"/>
    </style:style>
    <style:style style:name="T6" style:family="text">
      <style:text-properties officeooo:rsid="00257c6e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6663d"/>
    </style:style>
    <style:style style:name="T9" style:family="text">
      <style:text-properties style:text-underline-style="none" fo:font-weight="bold" officeooo:rsid="0026663d" style:font-weight-asian="bold" style:font-weight-complex="bold"/>
    </style:style>
    <style:style style:name="T10" style:family="text">
      <style:text-properties style:text-underline-style="none" officeooo:rsid="002719e7"/>
    </style:style>
    <style:style style:name="T11" style:family="text">
      <style:text-properties style:text-underline-style="none" officeooo:rsid="00297b3a"/>
    </style:style>
    <style:style style:name="T12" style:family="text">
      <style:text-properties style:text-underline-style="none" officeooo:rsid="002a74d0"/>
    </style:style>
    <style:style style:name="T13" style:family="text">
      <style:text-properties style:text-underline-style="none" officeooo:rsid="002ec34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Inconsolata" fo:font-style="normal" style:font-style-asian="normal" style:font-style-complex="normal"/>
    </style:style>
    <style:style style:name="T16" style:family="text">
      <style:text-properties style:font-name="Inconsolata" fo:font-style="normal" style:text-underline-style="none" officeooo:rsid="0026663d" style:font-style-asian="normal" style:font-style-complex="normal"/>
    </style:style>
    <style:style style:name="T17" style:family="text">
      <style:text-properties style:font-name="Inconsolata" fo:font-style="normal" style:text-underline-style="none" officeooo:rsid="002719e7" style:font-style-asian="normal" style:font-style-complex="normal"/>
    </style:style>
    <style:style style:name="T18" style:family="text">
      <style:text-properties style:font-name="Inconsolata" officeooo:rsid="002a74d0"/>
    </style:style>
    <style:style style:name="T19" style:family="text">
      <style:text-properties officeooo:rsid="00297b3a"/>
    </style:style>
    <style:style style:name="T20" style:family="text">
      <style:text-properties officeooo:rsid="002a74d0"/>
    </style:style>
    <style:style style:name="T21" style:family="text">
      <style:text-properties officeooo:rsid="002d7512"/>
    </style:style>
    <style:style style:name="T22" style:family="text">
      <style:text-properties officeooo:rsid="002ec3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Heading_20_1" text:outline-level="1"><text:span text:style-name="T1">Tarea – </text:span><text:span text:style-name="T2">Particionado en GNU/LinuX </text:span><text:span text:style-name="T3">(10 puntos)</text:span></text:h>
      <text:p text:style-name="P4"/>
      <text:p text:style-name="P5">Debemos crear y manejar las particiones de discos duros para poder trabajar con los diferentes sistemas e instalaciones.</text:p>
      <text:p text:style-name="P5"/>
      <text:p text:style-name="P5">Primero con una herramienta gráfica (gParted) y luego con herramientas de línea de comandos.</text:p>
      <text:p text:style-name="P5"/>
      <text:h text:style-name="Heading_20_2" text:outline-level="2">Gparted <text:span text:style-name="T5">(8 puntos)</text:span></text:h>
      <text:p text:style-name="P5"/>
      <text:p text:style-name="P5">En la máquina de <text:span text:style-name="T22">Ubuntu </text:span>que tenemos crearemos 3 discos de <text:s/>4,5 y 6 Gigas. Los nombres de los discos han de ser:</text:p>
      <text:p text:style-name="P5"><text:tab/></text:p>
      <text:list xml:id="list127528309" text:style-name="L1">
        <text:list-item>
          <text:p text:style-name="P16">Vivaldi <text:span text:style-name="T6">(4GB)</text:span></text:p>
        </text:list-item>
        <text:list-item>
          <text:p text:style-name="P17">Albinoni <text:span text:style-name="T6">(5GB)</text:span></text:p>
        </text:list-item>
        <text:list-item>
          <text:p text:style-name="P17">Corelli <text:span text:style-name="T6">(6GB)</text:span></text:p>
        </text:list-item>
      </text:list>
      <text:p text:style-name="P1"/>
      <text:p text:style-name="P2">Estos discos han de ser particionados de la siguiente manera:</text:p>
      <text:p text:style-name="P2"/>
      <text:h text:style-name="Heading_20_3" text:outline-level="3"><text:tab/>Vivaldi (<text:span text:style-name="T19">2</text:span> punto)</text:h>
      <text:p text:style-name="Text_20_body"><text:tab/><text:span text:style-name="T8">Ha de contener 4 particiones del mismo tamaño y deben montarse en :</text:span></text:p>
      <text:list xml:id="list3544055542" text:style-name="L2">
        <text:list-item>
          <text:p text:style-name="P19">/smx/vivaldi/primavera </text:p>
        </text:list-item>
        <text:list-item>
          <text:p text:style-name="P19">/smx/vivaldi/verano</text:p>
        </text:list-item>
        <text:list-item>
          <text:p text:style-name="P19">/smx/vivaldi/otonyo</text:p>
        </text:list-item>
        <text:list-item>
          <text:p text:style-name="P19">/smx/vivaldi/invierno</text:p>
        </text:list-item>
      </text:list>
      <text:p text:style-name="P9"><text:span text:style-name="T8"><text:tab/>Todas estarán formateadas en </text:span><text:span text:style-name="T9">ext4</text:span></text:p>
      <text:p text:style-name="P10"><text:tab/></text:p>
      <text:h text:style-name="P24" text:outline-level="3">Albinoni (<text:span text:style-name="T19">3</text:span> punto)</text:h>
      <text:p text:style-name="P8"><text:tab/><text:span text:style-name="T8">Ha de contener 5 particiones del mismo tamaño y deben montarse en :</text:span></text:p>
      <text:list xml:id="list195257655884858" text:continue-numbering="true" text:style-name="L2">
        <text:list-item>
          <text:p text:style-name="P19">/smx/albinoni/Laodice </text:p>
        </text:list-item>
        <text:list-item>
          <text:p text:style-name="P19">/smx/albinoni/Cleomene</text:p>
        </text:list-item>
        <text:list-item>
          <text:p text:style-name="P19">/smx/albinoni/Ardelinda</text:p>
        </text:list-item>
        <text:list-item>
          <text:p text:style-name="P19">/smx/albinoni/Artamene</text:p>
        </text:list-item>
      </text:list>
      <text:p text:style-name="P10"><text:tab/>El formato ha de ser el siguiente:</text:p>
      <text:list xml:id="list3295948951" text:style-name="L3">
        <text:list-item>
          <text:p text:style-name="P21">Laodice -&gt; ext2</text:p>
        </text:list-item>
        <text:list-item>
          <text:p text:style-name="P21">Clemonene -&gt; ext3</text:p>
        </text:list-item>
        <text:list-item>
          <text:p text:style-name="P21">Ardelinda -&gt; ntfs</text:p>
        </text:list-item>
        <text:list-item>
          <text:p text:style-name="P21">Artamene -&gt; fat32</text:p>
        </text:list-item>
      </text:list>
      <text:p text:style-name="P10"><text:tab/></text:p>
      <text:h text:style-name="P23" text:outline-level="3">Corelli (<text:span text:style-name="T19">3</text:span> puntos)</text:h>
      <text:p text:style-name="P11"/>
      <text:p text:style-name="P11"><text:tab/><text:span text:style-name="T8">Ha de contener </text:span><text:span text:style-name="T10">6</text:span><text:span text:style-name="T8"> particiones del mismo tamaño y deben montarse en :</text:span></text:p>
      <text:list xml:id="list195257795186591" text:continue-list="list195257655884858" text:style-name="L2">
        <text:list-item>
          <text:p text:style-name="P18"><text:span text:style-name="T16">/smx/</text:span><text:span text:style-name="T17">corelli</text:span><text:span text:style-name="T16">/</text:span><text:span text:style-name="T17">conciertoEnDoMayor</text:span></text:p>
        </text:list-item>
        <text:list-item>
          <text:p text:style-name="P20"><text:span text:style-name="T8">/smx/</text:span><text:span text:style-name="T10">corelli</text:span><text:span text:style-name="T8">/</text:span><text:span text:style-name="T10">sonataParaViolin</text:span></text:p>
        </text:list-item>
        <text:list-item>
          <text:p text:style-name="P20"><text:span text:style-name="T8">/smx/</text:span><text:span text:style-name="T10">corelli</text:span><text:span text:style-name="T8">/</text:span><text:span text:style-name="T10">sonataParaViolonchelo</text:span></text:p>
        </text:list-item>
        <text:list-item>
          <text:p text:style-name="P20"><text:span text:style-name="T8">/smx/</text:span><text:span text:style-name="T10">corelli</text:span><text:span text:style-name="T8">/</text:span><text:span text:style-name="T10">sonataParaViola</text:span></text:p>
        </text:list-item>
        <text:list-item>
          <text:p text:style-name="P20"><text:span text:style-name="T8">/smx/</text:span><text:span text:style-name="T10">corelli</text:span><text:span text:style-name="T8">/</text:span><text:span text:style-name="T10">sonataParaFlauta</text:span></text:p>
        </text:list-item>
        <text:list-item>
          <text:p text:style-name="P20"><text:span text:style-name="T8">/smx/</text:span><text:span text:style-name="T10">corelli</text:span><text:span text:style-name="T8">/</text:span><text:span text:style-name="T10">sonataParaContinuo</text:span></text:p>
        </text:list-item>
      </text:list>
      <text:p text:style-name="P15"/>
      <text:p text:style-name="P13"><text:span text:style-name="T10">T</text:span><text:span text:style-name="T7">odas han de estar formateadas en </text:span><text:span text:style-name="T11">brtfs</text:span></text:p>
      <text:h text:style-name="Heading_20_2" text:outline-level="2">Teoria <text:span text:style-name="T19">(</text:span>2 puntos<text:span text:style-name="T19">)</text:span></text:h>
      <text:p text:style-name="P12">Como habeis visto, existen multitud de sistemas de ficheros en GNU/LinuX. ¿Porqué utilizar unos u otros?</text:p>
      <text:h text:style-name="P22" text:outline-level="2">Entrega</text:h>
      <text:p text:style-name="P14"><text:tab/>El fichero <text:span text:style-name="T14">:</text:span></text:p>
      <text:p text:style-name="P14"><text:span text:style-name="T14"><text:tab/></text:span><text:span text:style-name="T15">/ etc / fstab </text:span></text:p>
      <text:p text:style-name="P6"><text:tab/><text:span text:style-name="T20">De la máquina </text:span><text:span text:style-name="T13">Ubuntu</text:span><text:span text:style-name="T20"> cuando tengais todos los puntos de montaje listos. Además, se pide la salida del comando: <text:line-break/><text:tab/></text:span></text:p>
      <text:p text:style-name="P6"><text:span text:style-name="T20"><text:tab/></text:span><text:span text:style-name="T18">sudo fdisk -l </text:span></text:p>
      <text:p text:style-name="P7"/>
      <text:p text:style-name="Standard"><text:tab/>Para comprobar que todo esta funcion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Negrita" style:font-family-generic="swiss" style:font-pitch="variable"/>
    <style:font-face style:name="Open Sans Condensed Light" svg:font-family="'Open Sans Condensed Light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Open Sans" fo:font-family="'Ope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Open Sans" fo:font-family="'Ope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padding="0.049cm" fo:border="0.06pt solid #000000" style:shadow="#808080 -0.101cm 0.101cm" style:writing-mode="page"/>
      <style:text-properties style:font-name="Open Sans Condensed" fo:font-family="'Open Sans Condensed'" style:font-style-name="Negrit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padding="0.049cm" fo:border="0.06pt solid #000000" style:shadow="#808080 0.101cm 0.101cm" style:writing-mode="page"/>
      <style:text-properties style:font-name="Open Sans Condensed Light" fo:font-family="'Open Sans Condensed Light'" style:font-style-name="Negrit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213cm" svg:y="-1.734cm" svg:width="16.697cm" svg:height="2.704cm" draw:z-index="2"><draw:image xlink:href="Pictures/10000201000004EC000000BA11B959635E37F01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0:08.112000000</meta:creation-date>
    <dc:date>2019-11-25T19:52:56.647201585</dc:date>
    <meta:editing-duration>PT22H57M6S</meta:editing-duration>
    <meta:editing-cycles>31</meta:editing-cycles>
    <meta:generator>LibreOffice/6.0.7.3$Linux_X86_64 LibreOffice_project/00m0$Build-3</meta:generator>
    <meta:print-date>2017-10-17T13:52:43.617000000</meta:print-date>
    <meta:document-statistic meta:table-count="0" meta:image-count="1" meta:object-count="0" meta:page-count="3" meta:paragraph-count="47" meta:word-count="249" meta:character-count="1623" meta:non-whitespace-character-count="1416"/>
  </office:meta>
</office:document-meta>
</file>